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3c4e" officeooo:paragraph-rsid="00103c4e"/>
    </style:style>
    <style:style style:name="P2" style:family="paragraph" style:parent-style-name="Standard">
      <style:text-properties officeooo:rsid="00104ce5" officeooo:paragraph-rsid="00104ce5"/>
    </style:style>
    <style:style style:name="P3" style:family="paragraph" style:parent-style-name="Standard">
      <style:text-properties officeooo:rsid="00138ad2" officeooo:paragraph-rsid="00138ad2"/>
    </style:style>
    <style:style style:name="P4" style:family="paragraph" style:parent-style-name="Standard">
      <style:text-properties officeooo:rsid="00138ad2" officeooo:paragraph-rsid="001af9f2"/>
    </style:style>
    <style:style style:name="P5" style:family="paragraph" style:parent-style-name="Standard">
      <style:text-properties officeooo:rsid="00174185" officeooo:paragraph-rsid="00174185"/>
    </style:style>
    <style:style style:name="P6" style:family="paragraph" style:parent-style-name="Standard">
      <style:text-properties officeooo:rsid="00174185" officeooo:paragraph-rsid="00193896"/>
    </style:style>
    <style:style style:name="P7" style:family="paragraph" style:parent-style-name="Standard">
      <style:text-properties officeooo:rsid="00174185" officeooo:paragraph-rsid="001a3c38"/>
    </style:style>
    <style:style style:name="P8" style:family="paragraph" style:parent-style-name="Standard">
      <style:text-properties officeooo:rsid="00174185" officeooo:paragraph-rsid="001af9f2"/>
    </style:style>
    <style:style style:name="P9" style:family="paragraph" style:parent-style-name="Standard">
      <style:text-properties officeooo:rsid="001af9f2" officeooo:paragraph-rsid="001af9f2"/>
    </style:style>
    <style:style style:name="P10" style:family="paragraph" style:parent-style-name="Standard">
      <style:text-properties officeooo:paragraph-rsid="001f06fc"/>
    </style:style>
    <style:style style:name="P11" style:family="paragraph" style:parent-style-name="Standard">
      <style:text-properties officeooo:rsid="002806eb" officeooo:paragraph-rsid="002806eb"/>
    </style:style>
    <style:style style:name="P12" style:family="paragraph" style:parent-style-name="Standard">
      <style:text-properties officeooo:rsid="002806eb" officeooo:paragraph-rsid="0029d265"/>
    </style:style>
    <style:style style:name="P13" style:family="paragraph" style:parent-style-name="Standard">
      <style:text-properties officeooo:rsid="0029d265" officeooo:paragraph-rsid="0029d265"/>
    </style:style>
    <style:style style:name="P14" style:family="paragraph" style:parent-style-name="Standard">
      <style:text-properties officeooo:rsid="002e9ab2" officeooo:paragraph-rsid="002e9ab2"/>
    </style:style>
    <style:style style:name="P15" style:family="paragraph" style:parent-style-name="Standard">
      <style:text-properties officeooo:rsid="00307157" officeooo:paragraph-rsid="00307157"/>
    </style:style>
    <style:style style:name="P16" style:family="paragraph" style:parent-style-name="Standard">
      <style:text-properties officeooo:rsid="0033584c" officeooo:paragraph-rsid="0033584c"/>
    </style:style>
    <style:style style:name="P17" style:family="paragraph" style:parent-style-name="Standard">
      <style:text-properties officeooo:rsid="0033b408" officeooo:paragraph-rsid="0033b408"/>
    </style:style>
    <style:style style:name="P18" style:family="paragraph" style:parent-style-name="Standard">
      <style:text-properties officeooo:rsid="00365861" officeooo:paragraph-rsid="00365861"/>
    </style:style>
    <style:style style:name="P19" style:family="paragraph" style:parent-style-name="Standard">
      <style:text-properties officeooo:rsid="0036b773" officeooo:paragraph-rsid="0036b773"/>
    </style:style>
    <style:style style:name="P20" style:family="paragraph" style:parent-style-name="Standard">
      <style:text-properties officeooo:rsid="00396022" officeooo:paragraph-rsid="00396022"/>
    </style:style>
    <style:style style:name="P21" style:family="paragraph" style:parent-style-name="Standard">
      <style:text-properties officeooo:rsid="003b0411" officeooo:paragraph-rsid="003b0411"/>
    </style:style>
    <style:style style:name="T1" style:family="text">
      <style:text-properties officeooo:rsid="00103c4e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03c4e"/>
    </style:style>
    <style:style style:name="T4" style:family="text">
      <style:text-properties style:text-position="sub 58%" officeooo:rsid="00104ce5"/>
    </style:style>
    <style:style style:name="T5" style:family="text">
      <style:text-properties style:text-position="sub 58%" officeooo:rsid="001af9f2"/>
    </style:style>
    <style:style style:name="T6" style:family="text">
      <style:text-properties style:text-position="sub 58%" officeooo:rsid="001f06fc"/>
    </style:style>
    <style:style style:name="T7" style:family="text">
      <style:text-properties style:text-position="sub 58%" officeooo:rsid="0029d265"/>
    </style:style>
    <style:style style:name="T8" style:family="text">
      <style:text-properties style:text-position="sub 58%" officeooo:rsid="002e9ab2"/>
    </style:style>
    <style:style style:name="T9" style:family="text">
      <style:text-properties style:text-position="sub 58%" officeooo:rsid="0033b408"/>
    </style:style>
    <style:style style:name="T10" style:family="text">
      <style:text-properties officeooo:rsid="0014d77d"/>
    </style:style>
    <style:style style:name="T11" style:family="text">
      <style:text-properties officeooo:rsid="00193896"/>
    </style:style>
    <style:style style:name="T12" style:family="text">
      <style:text-properties officeooo:rsid="001a3c38"/>
    </style:style>
    <style:style style:name="T13" style:family="text">
      <style:text-properties officeooo:rsid="001af9f2"/>
    </style:style>
    <style:style style:name="T14" style:family="text">
      <style:text-properties fo:font-weight="bold" officeooo:rsid="001c797e" style:font-weight-asian="bold" style:font-weight-complex="bold"/>
    </style:style>
    <style:style style:name="T15" style:family="text">
      <style:text-properties officeooo:rsid="001f06fc"/>
    </style:style>
    <style:style style:name="T16" style:family="text">
      <style:text-properties officeooo:rsid="002118dd"/>
    </style:style>
    <style:style style:name="T17" style:family="text">
      <style:text-properties officeooo:rsid="0024c20d"/>
    </style:style>
    <style:style style:name="T18" style:family="text">
      <style:text-properties officeooo:rsid="0029d265"/>
    </style:style>
    <style:style style:name="T19" style:family="text">
      <style:text-properties officeooo:rsid="002c80b3"/>
    </style:style>
    <style:style style:name="T20" style:family="text">
      <style:text-properties officeooo:rsid="0035a4d4"/>
    </style:style>
    <style:style style:name="T21" style:family="text">
      <style:text-properties officeooo:rsid="0036b773"/>
    </style:style>
    <style:style style:name="T22" style:family="text">
      <style:text-properties officeooo:rsid="0037de78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3</text:p>
      <text:p text:style-name="P1"/>
      <text:p text:style-name="P1">Sea G un grafo dirigido y G<text:span text:style-name="T2">C</text:span> su grafo de componentes</text:p>
      <text:p text:style-name="P1"/>
      <text:p text:style-name="Standard"><text:span text:style-name="T1">1- Considere una DFS de G en la cual los vértices son apilados en una Pila P al terminar de ser procesados. Para cada CFC C</text:span><text:span text:style-name="T3">i</text:span><text:span text:style-name="T1"> sea f</text:span><text:span text:style-name="T3">i</text:span>,<text:span text:style-name="T3"> </text:span><text:span text:style-name="T3"><draw:frame draw:style-name="fr1" draw:name="Object1" text:anchor-type="as-char" svg:y="-0.393cm" svg:width="1.572cm" svg:height="0.49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el primer vértice visitado, y sea </text:span><text:span text:style-name="T1"><draw:frame draw:style-name="fr1" draw:name="Object2" text:anchor-type="as-char" svg:y="-0.393cm" svg:width="1.956cm" svg:height="0.563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 el orden en que esos vértices son apilados en P.</text:span></text:p>
      <text:p text:style-name="Standard"/>
      <text:p text:style-name="P9">Observación 1: </text:p>
      <text:p text:style-name="P4"><text:span text:style-name="T13">U</text:span>na recorrida DFS va marcando los vértices visitados en pre – procesamiento y los apila en pos procesamiento.</text:p>
      <text:p text:style-name="P8"/>
      <text:p text:style-name="P9">Observación 2</text:p>
      <text:p text:style-name="P10"><text:span text:style-name="T16">Si en un recorrido DFS hay un camino entre f</text:span><text:span text:style-name="T5">i</text:span><text:span text:style-name="T13"> y f</text:span><text:span text:style-name="T5">j</text:span>, <text:span text:style-name="T15">y f</text:span><text:span text:style-name="T5">i </text:span><text:span text:style-name="T15">es visitado antes que f</text:span><text:span text:style-name="T6">j</text:span><text:span text:style-name="T15">, siendo f</text:span><text:span text:style-name="T5">i</text:span><text:span text:style-name="T13"> y f</text:span><text:span text:style-name="T5">j</text:span><text:span text:style-name="T13"> como en </text:span><text:span text:style-name="T14">1</text:span><text:span text:style-name="T13">, entonces f</text:span><text:span text:style-name="T5">i</text:span><text:span text:style-name="T13"> no será procesado en pos procesamiento hasta recorrer todos los vértices para los cuales haya un camino y aún no hayan sido visitados, por lo que f</text:span><text:span text:style-name="T5">j</text:span><text:span text:style-name="T13"> será pos procesado antes que f</text:span><text:span text:style-name="T5">i</text:span><text:span text:style-name="T13">.</text:span></text:p>
      <text:p text:style-name="Standard"/>
      <text:p text:style-name="P2">Proposición a:</text:p>
      <text:p text:style-name="P2"/>
      <text:p text:style-name="P2">Si en una recorrida DFS el vértice f<text:span text:style-name="T2">i</text:span> es visitado antes que el vértice f<text:span text:style-name="T2">j</text:span> y hay un camino desde f<text:span text:style-name="T2">i </text:span>hacia f<text:span text:style-name="T2">j</text:span>, entonces fi será apilado después de f<text:span text:style-name="T2">j</text:span>.</text:p>
      <text:p text:style-name="P2"/>
      <text:p text:style-name="P2">Demostración:</text:p>
      <text:p text:style-name="P4"><text:span text:style-name="T17">Como f</text:span><text:span text:style-name="T4">i</text:span><text:span text:style-name="T10"> y f</text:span><text:span text:style-name="T4">j</text:span><text:span text:style-name="T10"> son tales que se relacionan como se indica en la Observación 2, y la pila va agregando elementos en pos procesamientos, entonces es cierta la proposición.</text:span></text:p>
      <text:p text:style-name="P3"/>
      <text:p text:style-name="P5">Proposición b:</text:p>
      <text:p text:style-name="P6">Para cada CFC C<text:span text:style-name="T2">i</text:span>, f<text:span text:style-name="T2">i</text:span> es el ultimo de sus vértices que se apila en P.</text:p>
      <text:p text:style-name="P6"/>
      <text:p text:style-name="P6"><text:span text:style-name="T11">Demostración:</text:span></text:p>
      <text:p text:style-name="P7"/>
      <text:p text:style-name="P7"><text:span text:style-name="T12">Como f</text:span><text:span text:style-name="T2">i</text:span><text:span text:style-name="T12"> pertenece a CFC C</text:span><text:span text:style-name="T2">i</text:span><text:span text:style-name="T12"> hay un camino entre este vértice y todos los vértices que pertenecen a C</text:span><text:span text:style-name="T2">i</text:span><text:span text:style-name="T12">.</text:span></text:p>
      <text:p text:style-name="P7"><text:span text:style-name="T12">Luego como f</text:span><text:span text:style-name="T2">i</text:span><text:span text:style-name="T12"> es visitado antes que todos los demás por la observación previa es el último en ser apilado para esa CFC.</text:span></text:p>
      <text:p text:style-name="P3"/>
      <text:p text:style-name="P11">Proposición c:</text:p>
      <text:p text:style-name="P11">Si hay algún camino desde la CFC C<text:span text:style-name="T2">i</text:span> a la CFC C<text:span text:style-name="T2">j</text:span>, entonces f<text:span text:style-name="T2">i</text:span> se apila en P despues que f<text:span text:style-name="T2">j</text:span>.</text:p>
      <text:p text:style-name="P11"/>
      <text:p text:style-name="P11">Demostración:</text:p>
      <text:p text:style-name="P13">Si f<text:span text:style-name="T2">i</text:span> es visitado antes que f<text:span text:style-name="T2">j </text:span>entonces por Proposición a esto es cierto.</text:p>
      <text:p text:style-name="P14">Es decir sea (u<text:span text:style-name="T2">i</text:span>, u<text:span text:style-name="T2">j</text:span>) tal que <draw:frame draw:style-name="fr1" draw:name="Object3" text:anchor-type="as-char" svg:y="-0.393cm" svg:width="5.309cm" svg:height="0.56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5">Como C<text:span text:style-name="T8">i</text:span> es CFC podemos armar un camino <draw:frame draw:style-name="fr1" draw:name="Object4" text:anchor-type="as-char" svg:y="-0.393cm" svg:width="4.106cm" svg:height="0.56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5">Es decir existe un camino <draw:frame draw:style-name="fr1" draw:name="Object5" text:anchor-type="as-char" svg:y="-0.393cm" svg:width="2.889cm" svg:height="0.563cm" draw:z-index="4"><draw:object xlink:href="./Object 5" xlink:type="simple" xlink:show="embed" xlink:actuate="onLoad"/><draw:image xlink:href="./ObjectReplacements/Object 5" xlink:type="simple" xlink:show="embed" xlink:actuate="onLoad"/></draw:frame>con f<text:span text:style-name="T8">j</text:span> aún no visitado.</text:p>
      <text:p text:style-name="Standard"><text:soft-page-break/><text:span text:style-name="T18">Si f</text:span><text:span text:style-name="T7">i</text:span><text:span text:style-name="T18"> es visitado despues que f</text:span><text:span text:style-name="T7">j </text:span><text:span text:style-name="T19">entonces la arista que va de un vertice v</text:span><text:span text:style-name="T7">i</text:span><text:span text:style-name="T19"> de CFC C</text:span><text:span text:style-name="T7">i</text:span><text:span text:style-name="T19"> a un vertice v</text:span><text:span text:style-name="T7">j</text:span><text:span text:style-name="T19"> de CFC C</text:span><text:span text:style-name="T7">j</text:span><text:span text:style-name="T19"> <text:s/>no forma parte del arbol de recubrimiento generado por DFS. Entonces CFC C</text:span><text:span text:style-name="T7">j</text:span><text:span text:style-name="T19"> y CFC C</text:span><text:span text:style-name="T7">i</text:span><text:span text:style-name="T19"> pertenecen a distintas ramas del árbol y la rama que contiene a CFC C</text:span><text:span text:style-name="T7">j</text:span><text:span text:style-name="T19"> ha pasado ya por el pre y pos procesamiento, por lo que en este caso también f</text:span><text:span text:style-name="T7">i</text:span><text:span text:style-name="T19"> se apila después que f</text:span><text:span text:style-name="T7">j</text:span><text:span text:style-name="T19">.</text:span></text:p>
      <text:p text:style-name="P12"/>
      <text:p text:style-name="P16">Proposición d:</text:p>
      <text:p text:style-name="P16">Al terminar la DFS el vértice que queda en el tope de P pertenece a una CFC fuente.</text:p>
      <text:p text:style-name="P16"/>
      <text:p text:style-name="P16">Demostración:</text:p>
      <text:p text:style-name="P17">f<text:span text:style-name="T2">1</text:span> es el último vértice en ser apilado entonces por <text:span text:style-name="T20">P</text:span>roposición c no hay camino alguno de C<text:span text:style-name="T2">i</text:span> a C<text:span text:style-name="T2">1</text:span> para <draw:frame draw:style-name="fr1" draw:name="Object6" text:anchor-type="as-char" svg:y="-0.393cm" svg:width="1.572cm" svg:height="0.492cm" draw:z-index="5"><draw:object xlink:href="./Object 6" xlink:type="simple" xlink:show="embed" xlink:actuate="onLoad"/><draw:image xlink:href="./ObjectReplacements/Object 6" xlink:type="simple" xlink:show="embed" xlink:actuate="onLoad"/></draw:frame>.</text:p>
      <text:p text:style-name="P17">Entonces por definición de CFC fuente C<text:span text:style-name="T2">1</text:span> es fuente.</text:p>
      <text:p text:style-name="P17"/>
      <text:p text:style-name="P18">Proposición e:</text:p>
      <text:p text:style-name="P18">En el proceso de desapilar P, la secuencia <draw:frame draw:style-name="fr1" draw:name="Object7" text:anchor-type="as-char" svg:y="-0.393cm" svg:width="2.21cm" svg:height="0.563cm" draw:z-index="6"><draw:object xlink:href="./Object 7" xlink:type="simple" xlink:show="embed" xlink:actuate="onLoad"/><draw:image xlink:href="./ObjectReplacements/Object 7" xlink:type="simple" xlink:show="embed" xlink:actuate="onLoad"/></draw:frame>determina una secuencia <draw:frame draw:style-name="fr1" draw:name="Object8" text:anchor-type="as-char" svg:y="-0.393cm" svg:width="2.757cm" svg:height="0.563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21">que es un ordenamiento topológico de G</text:span><text:span text:style-name="T9">C</text:span><text:span text:style-name="T21">, donde v</text:span><text:span text:style-name="T9">i</text:span><text:span text:style-name="T21"> representa la componente C</text:span><text:span text:style-name="T9">i</text:span></text:p>
      <text:p text:style-name="P18"><text:span text:style-name="T9"/></text:p>
      <text:p text:style-name="P19">Demostración:</text:p>
      <text:p text:style-name="P19"><draw:frame draw:style-name="fr1" draw:name="Object9" text:anchor-type="as-char" svg:y="-0.393cm" svg:width="2.21cm" svg:height="0.563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22">por Proposición c son tales que no existen caminos que vayan de un C</text:span><text:span text:style-name="T9">j</text:span><text:span text:style-name="T22"> a un C</text:span><text:span text:style-name="T9">i</text:span><text:span text:style-name="T22"> con </text:span><text:span text:style-name="T22"><draw:frame draw:style-name="fr1" draw:name="Object10" text:anchor-type="as-char" svg:y="-0.393cm" svg:width="3.799cm" svg:height="0.492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2">.</text:span></text:p>
      <text:p text:style-name="P20">Entonces en el grafo de componentes no existen caminos que vayan de v<text:span text:style-name="T9">j</text:span> a v<text:span text:style-name="T9">i</text:span> con <draw:frame draw:style-name="fr1" draw:name="Object11" text:anchor-type="as-char" svg:y="-0.393cm" svg:width="3.799cm" svg:height="0.492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1">Entonces <draw:frame draw:style-name="fr1" draw:name="Object12" text:anchor-type="as-char" svg:y="-0.393cm" svg:width="2.757cm" svg:height="0.563cm" draw:z-index="11"><draw:object xlink:href="./Object 12" xlink:type="simple" xlink:show="embed" xlink:actuate="onLoad"/><draw:image xlink:href="./ObjectReplacements/Object 12" xlink:type="simple" xlink:show="embed" xlink:actuate="onLoad"/></draw:frame>es ordenamiento topológic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10:24:10.109286959</meta:creation-date>
    <dc:date>2015-09-13T11:53:03.822427337</dc:date>
    <meta:editing-duration>PT1H28M36S</meta:editing-duration>
    <meta:editing-cycles>40</meta:editing-cycles>
    <meta:generator>LibreOffice/4.4.4.3$Linux_X86_64 LibreOffice_project/40m0$Build-3</meta:generator>
    <meta:document-statistic meta:table-count="0" meta:image-count="0" meta:object-count="12" meta:page-count="2" meta:paragraph-count="35" meta:word-count="523" meta:character-count="2691" meta:non-whitespace-character-count="2196"/>
  </office:meta>
</office:document-meta>
</file>

<file path=Object 1/content.xml><?xml version="1.0" encoding="utf-8"?>
<math xmlns="http://www.w3.org/1998/Math/MathML" display="block">
  <semantics>
    <mrow>
      <mn>1</mn>
      <mo stretchy="false">≤</mo>
      <mi>i</mi>
      <mo stretchy="false">≤</mo>
      <mi>k</mi>
    </mrow>
    <annotation encoding="StarMath 5.0">1&lt;=i&lt;=k</annotation>
  </semantics>
</math>
</file>

<file path=Object 10/content.xml><?xml version="1.0" encoding="utf-8"?>
<math xmlns="http://www.w3.org/1998/Math/MathML" display="block">
  <semantics>
    <mrow>
      <mrow>
        <mi>j</mi>
        <mo stretchy="false">&gt;</mo>
        <mi>i</mi>
      </mrow>
      <mi>,</mi>
      <mrow>
        <mi>i</mi>
        <mo stretchy="false">≠</mo>
        <mi>i</mi>
      </mrow>
      <mi>,</mi>
      <mrow>
        <mi>i</mi>
        <mo stretchy="false">≤</mo>
        <mi>k</mi>
      </mrow>
      <mi>,</mi>
      <mrow>
        <mi>j</mi>
        <mo stretchy="false">≤</mo>
        <mi>k</mi>
      </mrow>
    </mrow>
    <annotation encoding="StarMath 5.0">j&gt;i, i &lt;&gt;i, i&lt;=k, j&lt;=k</annotation>
  </semantics>
</math>
</file>

<file path=Object 11/content.xml><?xml version="1.0" encoding="utf-8"?>
<math xmlns="http://www.w3.org/1998/Math/MathML" display="block">
  <semantics>
    <mrow>
      <mrow>
        <mi>j</mi>
        <mo stretchy="false">&gt;</mo>
        <mi>i</mi>
      </mrow>
      <mi>,</mi>
      <mrow>
        <mi>i</mi>
        <mo stretchy="false">≠</mo>
        <mi>i</mi>
      </mrow>
      <mi>,</mi>
      <mrow>
        <mi>i</mi>
        <mo stretchy="false">≤</mo>
        <mi>k</mi>
      </mrow>
      <mi>,</mi>
      <mrow>
        <mi>j</mi>
        <mo stretchy="false">≤</mo>
        <mi>k</mi>
      </mrow>
    </mrow>
    <annotation encoding="StarMath 5.0">j&gt;i, i &lt;&gt;i, i&lt;=k, j&lt;=k</annotation>
  </semantics>
</math>
</file>

<file path=Object 12/content.xml><?xml version="1.0" encoding="utf-8"?>
<math xmlns="http://www.w3.org/1998/Math/MathML" display="block">
  <semantics>
    <mrow>
      <mrow>
        <mi>v</mi>
        <mo stretchy="false">=</mo>
        <mo stretchy="false">(</mo>
      </mrow>
      <msub>
        <mi>v</mi>
        <mn>1,</mn>
      </msub>
      <mn>...</mn>
      <mi>,</mi>
      <msub>
        <mi>v</mi>
        <mi>k</mi>
      </msub>
      <mo stretchy="false">)</mo>
    </mrow>
    <annotation encoding="StarMath 5.0">v=\( v_1, ..., v_k\ )</annotation>
  </semantics>
</math>
</file>

<file path=Object 2/content.xml><?xml version="1.0" encoding="utf-8"?>
<math xmlns="http://www.w3.org/1998/Math/MathML" display="block">
  <semantics>
    <mrow>
      <msub>
        <mi>f</mi>
        <mi>k</mi>
      </msub>
      <mi>,</mi>
      <mn>...</mn>
      <mi>,</mi>
      <msub>
        <mi>f</mi>
        <mn>1</mn>
      </msub>
    </mrow>
    <annotation encoding="StarMath 5.0">f_k, ..., f_1</annotation>
  </semantics>
</math>
</file>

<file path=Object 3/content.xml><?xml version="1.0" encoding="utf-8"?>
<math xmlns="http://www.w3.org/1998/Math/MathML" display="block">
  <semantics>
    <mrow>
      <mrow>
        <msub>
          <mi>u</mi>
          <mi>i</mi>
        </msub>
        <mo stretchy="false">∈</mo>
        <mi mathvariant="italic">CFC</mi>
      </mrow>
      <mspace width="0.5em"/>
      <msub>
        <mi>C</mi>
        <mi>i</mi>
      </msub>
      <mspace width="0.5em"/>
      <mi>y</mi>
      <mspace width="0.5em"/>
      <mrow>
        <msub>
          <mi>u</mi>
          <mi>j</mi>
        </msub>
        <mo stretchy="false">∈</mo>
        <mi mathvariant="italic">CFC</mi>
      </mrow>
      <mspace width="0.5em"/>
      <msub>
        <mi>C</mi>
        <mi>j</mi>
      </msub>
      <mspace/>
    </mrow>
    <annotation encoding="StarMath 5.0">u_i in CFC `C_i `y `u_j in CFC `C_j `</annotation>
  </semantics>
</math>
</file>

<file path=Object 4/content.xml><?xml version="1.0" encoding="utf-8"?>
<math xmlns="http://www.w3.org/1998/Math/MathML" display="block">
  <semantics>
    <mrow>
      <mo stretchy="false">{</mo>
      <msub>
        <mi>u</mi>
        <mi>i</mi>
      </msub>
      <mi>,</mi>
      <mn>...</mn>
      <mi>,</mi>
      <msub>
        <mi>f</mi>
        <mi>i</mi>
      </msub>
      <mi>,</mi>
      <msub>
        <mi>u</mi>
        <mi>j</mi>
      </msub>
      <mi>,</mi>
      <mn>...</mn>
      <mi>,</mi>
      <msub>
        <mi>f</mi>
        <mi>j</mi>
      </msub>
      <mo stretchy="false">}</mo>
    </mrow>
    <annotation encoding="StarMath 5.0">\{ u_i, ..., f_i, u_j, ..., f_j\ }</annotation>
  </semantics>
</math>
</file>

<file path=Object 5/content.xml><?xml version="1.0" encoding="utf-8"?>
<math xmlns="http://www.w3.org/1998/Math/MathML" display="block">
  <semantics>
    <mrow>
      <mo stretchy="false">{</mo>
      <msub>
        <mi>f</mi>
        <mi>i</mi>
      </msub>
      <mi>,</mi>
      <msub>
        <mi>u</mi>
        <mi>j</mi>
      </msub>
      <mi>,</mi>
      <mn>...</mn>
      <mi>,</mi>
      <msub>
        <mi>f</mi>
        <mi>j</mi>
      </msub>
      <mo stretchy="false">}</mo>
    </mrow>
    <annotation encoding="StarMath 5.0">\{f_i, u_j, ..., f_j\ }</annotation>
  </semantics>
</math>
</file>

<file path=Object 6/content.xml><?xml version="1.0" encoding="utf-8"?>
<math xmlns="http://www.w3.org/1998/Math/MathML" display="block">
  <semantics>
    <mrow>
      <mn>2</mn>
      <mo stretchy="false">≤</mo>
      <mi>i</mi>
      <mo stretchy="false">≤</mo>
      <mi>k</mi>
    </mrow>
    <annotation encoding="StarMath 5.0">2&lt;=i&lt;=k</annotation>
  </semantics>
</math>
</file>

<file path=Object 7/content.xml><?xml version="1.0" encoding="utf-8"?>
<math xmlns="http://www.w3.org/1998/Math/MathML" display="block">
  <semantics>
    <mrow>
      <mo stretchy="false">(</mo>
      <msub>
        <mi>f</mi>
        <mn>1,</mn>
      </msub>
      <mn>...</mn>
      <mi>,</mi>
      <msub>
        <mi>f</mi>
        <mi>k</mi>
      </msub>
      <mo stretchy="false">)</mo>
    </mrow>
    <annotation encoding="StarMath 5.0">\(f_1, ..., f_k\)</annotation>
  </semantics>
</math>
</file>

<file path=Object 8/content.xml><?xml version="1.0" encoding="utf-8"?>
<math xmlns="http://www.w3.org/1998/Math/MathML" display="block">
  <semantics>
    <mrow>
      <mrow>
        <mi>v</mi>
        <mo stretchy="false">=</mo>
        <mo stretchy="false">(</mo>
      </mrow>
      <msub>
        <mi>v</mi>
        <mn>1,</mn>
      </msub>
      <mn>...</mn>
      <mi>,</mi>
      <msub>
        <mi>v</mi>
        <mi>k</mi>
      </msub>
      <mo stretchy="false">)</mo>
    </mrow>
    <annotation encoding="StarMath 5.0">v=\( v_1, ..., v_k\ )</annotation>
  </semantics>
</math>
</file>

<file path=Object 9/content.xml><?xml version="1.0" encoding="utf-8"?>
<math xmlns="http://www.w3.org/1998/Math/MathML" display="block">
  <semantics>
    <mrow>
      <mo stretchy="false">(</mo>
      <msub>
        <mi>f</mi>
        <mn>1,</mn>
      </msub>
      <mn>...</mn>
      <mi>,</mi>
      <msub>
        <mi>f</mi>
        <mi>k</mi>
      </msub>
      <mo stretchy="false">)</mo>
    </mrow>
    <annotation encoding="StarMath 5.0">\( f_1, ..., f_k\ )</annotation>
  </semantics>
</math>
</file>